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42cm"/>
    </style:style>
    <style:style style:name="co3" style:family="table-column">
      <style:table-column-properties fo:break-before="auto" style:column-width="3.507cm"/>
    </style:style>
    <style:style style:name="co4" style:family="table-column">
      <style:table-column-properties fo:break-before="auto" style:column-width="2.866cm"/>
    </style:style>
    <style:style style:name="co5" style:family="table-column">
      <style:table-column-properties fo:break-before="auto" style:column-width="2.547cm"/>
    </style:style>
    <style:style style:name="co6" style:family="table-column">
      <style:table-column-properties fo:break-before="auto" style:column-width="4.595cm"/>
    </style:style>
    <style:style style:name="co7" style:family="table-column">
      <style:table-column-properties fo:break-before="auto" style:column-width="1.672cm"/>
    </style:style>
    <style:style style:name="co9" style:family="table-column">
      <style:table-column-properties fo:break-before="auto" style:column-width="1.39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ata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</table:table-row>
        <table:table-row table:style-name="ro1">
          <table:table-cell office:value-type="string">
            <text:p>MYPA001</text:p>
          </table:table-cell>
          <table:table-cell office:value-type="string">
            <text:p>Unicorn</text:p>
          </table:table-cell>
          <table:table-cell office:value-type="string">
            <text:p>Straight to the Point</text:p>
          </table:table-cell>
          <table:table-cell office:value-type="string">
            <text:p>Paleontology</text:p>
          </table:table-cell>
          <table:table-cell office:value-type="string">
            <text:p>Paleontology Mythic Cards</text:p>
          </table:table-cell>
          <table:table-cell office:value-type="string">
            <text:p>Myth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7">
            <text:p>7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Unicor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7">
            <text:p>7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MYPA002</text:p>
          </table:table-cell>
          <table:table-cell office:value-type="string">
            <text:p>Loch Ness Monster</text:p>
          </table:table-cell>
          <table:table-cell office:value-type="string">
            <text:p>Loch In</text:p>
          </table:table-cell>
          <table:table-cell office:value-type="string">
            <text:p>Paleontology</text:p>
          </table:table-cell>
          <table:table-cell office:value-type="string">
            <text:p>Paleontology Mythic Cards</text:p>
          </table:table-cell>
          <table:table-cell office:value-type="string">
            <text:p>Myth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2020">
            <text:p>2020</text:p>
          </table:table-cell>
          <table:table-cell office:value-type="string">
            <text:p>Monster Name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Opponent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MYPA003</text:p>
          </table:table-cell>
          <table:table-cell office:value-type="string">
            <text:p>Bunyip</text:p>
          </table:table-cell>
          <table:table-cell office:value-type="string">
            <text:p>Swamp Thing</text:p>
          </table:table-cell>
          <table:table-cell office:value-type="string">
            <text:p>Paleontology</text:p>
          </table:table-cell>
          <table:table-cell office:value-type="string">
            <text:p>Paleontology Mythic Cards</text:p>
          </table:table-cell>
          <table:table-cell office:value-type="string">
            <text:p>Myth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1</text:p>
          </table:table-cell>
          <table:table-cell office:value-type="string">
            <text:p>Elasmotherium</text:p>
          </table:table-cell>
          <table:table-cell office:value-type="string">
            <text:p>CRASH!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6">
            <text:p>6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Southern White Rhinocero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2</text:p>
          </table:table-cell>
          <table:table-cell office:value-type="string">
            <text:p>Mosasaurus</text:p>
          </table:table-cell>
          <table:table-cell office:value-type="string">
            <text:p>Oceanic Ancesto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3">
            <text:p>53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Ocean Mamm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3</text:p>
          </table:table-cell>
          <table:table-cell office:value-type="string">
            <text:p>Archaeopteryx</text:p>
          </table:table-cell>
          <table:table-cell office:value-type="string">
            <text:p>Bridge the Evolutionary Gap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ird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4</text:p>
          </table:table-cell>
          <table:table-cell office:value-type="string">
            <text:p>Hallucigenia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5</text:p>
          </table:table-cell>
          <table:table-cell office:value-type="string">
            <text:p>Megalodon</text:p>
          </table:table-cell>
          <table:table-cell office:value-type="string">
            <text:p>Daddy Shark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office:value-type="string">
            <text:p>Mega Paleontology</text:p>
          </table:table-cell>
          <table:table-cell office:value-type="float" office:value="2020">
            <text:p>2020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Sharks!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6</text:p>
          </table:table-cell>
          <table:table-cell office:value-type="string">
            <text:p>Paraceratherium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7</text:p>
          </table:table-cell>
          <table:table-cell office:value-type="string">
            <text:p>Megatherium</text:p>
          </table:table-cell>
          <table:table-cell office:value-type="string">
            <text:p>Ancestoral Aid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office:value-type="string">
            <text:p>Mega Paleontology</text:p>
          </table:table-cell>
          <table:table-cell office:value-type="float" office:value="2020">
            <text:p>2020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Amazon Slo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8</text:p>
          </table:table-cell>
          <table:table-cell office:value-type="string">
            <text:p>Dunkleosteus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9</text:p>
          </table:table-cell>
          <table:table-cell office:value-type="string">
            <text:p>Opabinia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0</text:p>
          </table:table-cell>
          <table:table-cell office:value-type="string">
            <text:p>Gastornis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1</text:p>
          </table:table-cell>
          <table:table-cell office:value-type="string">
            <text:p>Gorgonopsids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6">
            <text:p>4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3</text:p>
          </table:table-cell>
          <table:table-cell office:value-type="string">
            <text:p>Titanoboa</text:p>
          </table:table-cell>
          <table:table-cell office:value-type="string">
            <text:p>Slithe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8">
            <text:p>7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4</text:p>
          </table:table-cell>
          <table:table-cell office:value-type="string">
            <text:p>Glyptodon</text:p>
          </table:table-cell>
          <table:table-cell office:value-type="string">
            <text:p>Heavy Shell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6</text:p>
          </table:table-cell>
          <table:table-cell office:value-type="string">
            <text:p>Megacerops</text:p>
          </table:table-cell>
          <table:table-cell office:value-type="string">
            <text:p>To Be Blunt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8</text:p>
          </table:table-cell>
          <table:table-cell office:value-type="string">
            <text:p>Carbonemys Cofrinii</text:p>
          </table:table-cell>
          <table:table-cell office:value-type="string">
            <text:p>Prehistoric Giant Turtl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1">
            <text:p>1</text:p>
          </table:table-cell>
          <table:table-cell office:value-type="string">
            <text:p>turn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1">
            <text:p>1</text:p>
          </table:table-cell>
          <table:table-cell office:value-type="string">
            <text:p>turn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2</text:p>
          </table:table-cell>
          <table:table-cell office:value-type="string">
            <text:p>Toxodon</text:p>
          </table:table-cell>
          <table:table-cell office:value-type="string">
            <text:p>Bow Tooth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gt;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3</text:p>
          </table:table-cell>
          <table:table-cell office:value-type="string">
            <text:p>Dinopithecus</text:p>
          </table:table-cell>
          <table:table-cell office:value-type="string">
            <text:p>Going Ap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Primat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Primat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4</text:p>
          </table:table-cell>
          <table:table-cell office:value-type="string">
            <text:p>Arsinoitherium</text:p>
          </table:table-cell>
          <table:table-cell office:value-type="string">
            <text:p>Around the Horns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5</text:p>
          </table:table-cell>
          <table:table-cell office:value-type="string">
            <text:p>Platybelodon</text:p>
          </table:table-cell>
          <table:table-cell office:value-type="string">
            <text:p>Shovelhead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Bonnethead Shar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8</text:p>
          </table:table-cell>
          <table:table-cell office:value-type="string">
            <text:p>Devil's Toenails</text:p>
          </table:table-cell>
          <table:table-cell office:value-type="string">
            <text:p>From the Deep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string">
            <text:p>Devil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ard</text:p>
          </table:table-cell>
          <table:table-cell office:value-type="string">
            <text:p>Ammonit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Ammoni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1">
            <text:p>1</text:p>
          </table:table-cell>
          <table:table-cell office:value-type="string">
            <text:p>turn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ard</text:p>
          </table:table-cell>
          <table:table-cell office:value-type="string">
            <text:p>Trilobit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Trilobi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1">
            <text:p>1</text:p>
          </table:table-cell>
          <table:table-cell office:value-type="string">
            <text:p>turn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office:value-type="string">
            <text:p>Collection</text:p>
          </table:table-cell>
          <table:table-cell office:value-type="string">
            <text:p>Deep Ocea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6</text:p>
          </table:table-cell>
          <table:table-cell office:value-type="string">
            <text:p>Longisquama</text:p>
          </table:table-cell>
          <table:table-cell office:value-type="string">
            <text:p>Long Scales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string">
            <text:p>round complete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7</text:p>
          </table:table-cell>
          <table:table-cell office:value-type="string">
            <text:p>Litorosuchus</text:p>
          </table:table-cell>
          <table:table-cell office:value-type="string">
            <text:p>Semi-Aquatic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office:value-type="string">
            <text:p>&gt;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9</text:p>
          </table:table-cell>
          <table:table-cell office:value-type="string">
            <text:p>Hesperocyon</text:p>
          </table:table-cell>
          <table:table-cell office:value-type="string">
            <text:p>Canidae to Canid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Hesperocy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string">
            <text:p>player played</text:p>
          </table:table-cell>
          <table:table-cell office:value-type="string">
            <text:p>Collection</text:p>
          </table:table-cell>
          <table:table-cell office:value-type="string">
            <text:p>dogs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3</text:p>
          </table:table-cell>
          <table:table-cell office:value-type="string">
            <text:p>Synthetoceras</text:p>
          </table:table-cell>
          <table:table-cell office:value-type="string">
            <text:p>Y so Serious?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5">
            <text:p>-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5</text:p>
          </table:table-cell>
          <table:table-cell office:value-type="string">
            <text:p>American Cheetah</text:p>
          </table:table-cell>
          <table:table-cell office:value-type="string">
            <text:p>Former Felida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ool Cats</text:p>
          </table:table-cell>
          <table:table-cell office:value-type="string">
            <text:p>&gt;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8</text:p>
          </table:table-cell>
          <table:table-cell office:value-type="string">
            <text:p>Murrayglossus</text:p>
          </table:table-cell>
          <table:table-cell office:value-type="string">
            <text:p>Giant Echidna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amm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 energy</text:p>
          </table:table-cell>
          <table:table-cell office:value-type="string">
            <text:p>&gt;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2</text:p>
          </table:table-cell>
          <table:table-cell office:value-type="string">
            <text:p>Hesperosuchus</text:p>
          </table:table-cell>
          <table:table-cell office:value-type="string">
            <text:p>Crocodylomorph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keyword</text:p>
          </table:table-cell>
          <table:table-cell office:value-type="string">
            <text:p>Crocodi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3</text:p>
          </table:table-cell>
          <table:table-cell office:value-type="string">
            <text:p>Xenokeryx Amidalae</text:p>
          </table:table-cell>
          <table:table-cell office:value-type="string">
            <text:p>Princess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2">
            <text:p>5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ollection</text:p>
          </table:table-cell>
          <table:table-cell office:value-type="string">
            <text:p>Once Upon A Tim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61</text:p>
          </table:table-cell>
          <table:table-cell office:value-type="string">
            <text:p>Tanystropheus</text:p>
          </table:table-cell>
          <table:table-cell office:value-type="string">
            <text:p>Looooooooong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Tanystrophe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62</text:p>
          </table:table-cell>
          <table:table-cell office:value-type="string">
            <text:p>Collin's Monster</text:p>
          </table:table-cell>
          <table:table-cell office:value-type="string">
            <text:p>Super Armor!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Monster Name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Collin's Monste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63</text:p>
          </table:table-cell>
          <table:table-cell office:value-type="string">
            <text:p>Halszkaraptor</text:p>
          </table:table-cell>
          <table:table-cell office:value-type="string">
            <text:p>Sink or Swim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Halszkarapto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1</text:p>
          </table:table-cell>
          <table:table-cell office:value-type="string">
            <text:p>Allosaurus</text:p>
          </table:table-cell>
          <table:table-cell office:value-type="string">
            <text:p>Different Lizard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2</text:p>
          </table:table-cell>
          <table:table-cell office:value-type="string">
            <text:p>Albert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2</text:p>
          </table:table-cell>
          <table:table-cell office:value-type="string">
            <text:p>Majungasaurus</text:p>
          </table:table-cell>
          <table:table-cell office:value-type="string">
            <text:p>Skullduggery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Majungasaur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3</text:p>
          </table:table-cell>
          <table:table-cell office:value-type="string">
            <text:p>Acrocanthosaurus</text:p>
          </table:table-cell>
          <table:table-cell office:value-type="string">
            <text:p>Grow a Spin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=</text:p>
          </table:table-cell>
          <table:table-cell office:value-type="float" office:value="18">
            <text:p>18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6</text:p>
          </table:table-cell>
          <table:table-cell office:value-type="string">
            <text:p>Arcovenator</text:p>
          </table:table-cell>
          <table:table-cell office:value-type="string">
            <text:p>Hunt Dow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6">
            <text:p>76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3</text:p>
          </table:table-cell>
          <table:table-cell office:value-type="string">
            <text:p>Dilong</text:p>
          </table:table-cell>
          <table:table-cell office:value-type="string">
            <text:p>Emperor Drago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both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keyword</text:p>
          </table:table-cell>
          <table:table-cell office:value-type="string">
            <text:p>Emperor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ythical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4</text:p>
          </table:table-cell>
          <table:table-cell office:value-type="string">
            <text:p>Bambiraptor</text:p>
          </table:table-cell>
          <table:table-cell office:value-type="string">
            <text:p>Great Prince of the Forest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arena</text:p>
          </table:table-cell>
          <table:table-cell office:value-type="string">
            <text:p>Paleontolog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6</text:p>
          </table:table-cell>
          <table:table-cell office:value-type="string">
            <text:p>Aucasaurus</text:p>
          </table:table-cell>
          <table:table-cell office:value-type="string">
            <text:p>That Auc-ward Moment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3">
            <text:p>63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both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50">
            <text:p>-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3</text:p>
          </table:table-cell>
          <table:table-cell office:value-type="string">
            <text:p>Acheroraptor</text:p>
          </table:table-cell>
          <table:table-cell office:value-type="string">
            <text:p>Terrestrial Wing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3">
            <text:p>73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ard</text:p>
          </table:table-cell>
          <table:table-cell office:value-type="string">
            <text:p>Life on Land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6</text:p>
          </table:table-cell>
          <table:table-cell office:value-type="string">
            <text:p>Albertonykus</text:p>
          </table:table-cell>
          <table:table-cell office:value-type="string">
            <text:p>Good Grub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Albertonyk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ug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7</text:p>
          </table:table-cell>
          <table:table-cell office:value-type="string">
            <text:p>Bannykus</text:p>
          </table:table-cell>
          <table:table-cell office:value-type="string">
            <text:p>Transitional Characteristic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y</text:p>
          </table:table-cell>
          <table:table-cell office:value-type="string">
            <text:p>=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Non-limite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2</text:p>
          </table:table-cell>
          <table:table-cell office:value-type="string">
            <text:p>Anhanguera</text:p>
          </table:table-cell>
          <table:table-cell office:value-type="string">
            <text:p>hanguera Pang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4</text:p>
          </table:table-cell>
          <table:table-cell office:value-type="string">
            <text:p>Argentavis</text:p>
          </table:table-cell>
          <table:table-cell office:value-type="string">
            <text:p>Real Big Bird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Argentavi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5">
            <text:p>7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Argentavi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8</text:p>
          </table:table-cell>
          <table:table-cell office:value-type="string">
            <text:p>Anchiornis</text:p>
          </table:table-cell>
          <table:table-cell office:value-type="string">
            <text:p>Anchi-Panky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Anchisaur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0</text:p>
          </table:table-cell>
          <table:table-cell office:value-type="string">
            <text:p>Anurognathus</text:p>
          </table:table-cell>
          <table:table-cell office:value-type="string">
            <text:p>Tiny Terror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 energy</text:p>
          </table:table-cell>
          <table:table-cell office:value-type="string">
            <text:p>&lt;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6</text:p>
          </table:table-cell>
          <table:table-cell office:value-type="string">
            <text:p>Amblydectes</text:p>
          </table:table-cell>
          <table:table-cell office:value-type="string">
            <text:p>Ambyldextrou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gauch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droit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9</text:p>
          </table:table-cell>
          <table:table-cell office:value-type="string">
            <text:p>Azhdarcho</text:p>
          </table:table-cell>
          <table:table-cell office:value-type="string">
            <text:p>Toothless Dragon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Winged Mythical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4</text:p>
          </table:table-cell>
          <table:table-cell office:value-type="string">
            <text:p>Alam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6</text:p>
          </table:table-cell>
          <table:table-cell office:value-type="string">
            <text:p>Argentin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1</text:p>
          </table:table-cell>
          <table:table-cell office:value-type="string">
            <text:p>Ankylosaurus</text:p>
          </table:table-cell>
          <table:table-cell office:value-type="string">
            <text:p>It's Club-berin' Time!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5">
            <text:p>85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5</text:p>
          </table:table-cell>
          <table:table-cell office:value-type="string">
            <text:p>Apatosaurus</text:p>
          </table:table-cell>
          <table:table-cell office:value-type="string">
            <text:p>Apat on the Back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Flatback Sea Turt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Silverback Gorill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Humpback Wha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5</text:p>
          </table:table-cell>
          <table:table-cell office:value-type="string">
            <text:p>Amargasaurus</text:p>
          </table:table-cell>
          <table:table-cell office:value-type="string">
            <text:p>Smaller Sauropo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both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 power</text:p>
          </table:table-cell>
          <table:table-cell office:value-type="string">
            <text:p>&gt;</text:p>
          </table:table-cell>
          <table:table-cell office:value-type="float" office:value="39">
            <text:p>3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8</text:p>
          </table:table-cell>
          <table:table-cell office:value-type="string">
            <text:p>Aquilos</text:p>
          </table:table-cell>
          <table:table-cell office:value-type="string">
            <text:p>Basal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1</text:p>
          </table:table-cell>
          <table:table-cell office:value-type="string">
            <text:p>Aragosaurus</text:p>
          </table:table-cell>
          <table:table-cell office:value-type="string">
            <text:p>Bulky Body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office:value-type="string">
            <text:p>&g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3</text:p>
          </table:table-cell>
          <table:table-cell office:value-type="string">
            <text:p>Altirhinus</text:p>
          </table:table-cell>
          <table:table-cell office:value-type="string">
            <text:p>High Snout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9">
            <text:p>79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milieu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9</text:p>
          </table:table-cell>
          <table:table-cell office:value-type="string">
            <text:p>Agujaceratops</text:p>
          </table:table-cell>
          <table:table-cell office:value-type="string">
            <text:p>Up and Out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Card</text:p>
          </table:table-cell>
          <table:table-cell office:value-type="string">
            <text:p>Agujaceratops</text:p>
          </table:table-cell>
          <table:table-cell office:value-type="string">
            <text:p>=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03</text:p>
          </table:table-cell>
          <table:table-cell office:value-type="string">
            <text:p>Australopithecus Sediba</text:p>
          </table:table-cell>
          <table:table-cell office:value-type="string">
            <text:p>Karabo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oppos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Australopithecus Sedib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5">
            <text:p>4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45">
            <text:p>4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23</text:p>
          </table:table-cell>
          <table:table-cell office:value-type="string">
            <text:p>Agriotherium</text:p>
          </table:table-cell>
          <table:table-cell office:value-type="string">
            <text:p>Wild Beast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griotherium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string">
            <text:p>player played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4</text:p>
          </table:table-cell>
          <table:table-cell office:value-type="string">
            <text:p>Triassic-Jurassic Extinction Event</text:p>
          </table:table-cell>
          <table:table-cell office:value-type="string">
            <text:p>Triassic, Parked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Triassic-Jurassic Extinction Even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6</text:p>
          </table:table-cell>
          <table:table-cell office:value-type="string">
            <text:p>Quaternary Extinction Event</text:p>
          </table:table-cell>
          <table:table-cell office:value-type="string">
            <text:p>Diverse Collapse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Quaternary Extinction Even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string">
            <text:p>player album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7</text:p>
          </table:table-cell>
          <table:table-cell office:value-type="string">
            <text:p>Antarctic Rainforest</text:p>
          </table:table-cell>
          <table:table-cell office:value-type="string">
            <text:p>Warm Interval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6">
            <text:p>5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8</text:p>
          </table:table-cell>
          <table:table-cell office:value-type="string">
            <text:p>Panthalassa</text:p>
          </table:table-cell>
          <table:table-cell office:value-type="string">
            <text:p>Pangea's Superocean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ard</text:p>
          </table:table-cell>
          <table:table-cell office:value-type="string">
            <text:p>Pangea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Land Before Tim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15</text:p>
          </table:table-cell>
          <table:table-cell office:value-type="string">
            <text:p>Archegosaurus</text:p>
          </table:table-cell>
          <table:table-cell office:value-type="string">
            <text:p>What a Croc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mphibia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abulous Fis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isty Fis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32</text:p>
          </table:table-cell>
          <table:table-cell office:value-type="string">
            <text:p>Anomalocaris</text:p>
          </table:table-cell>
          <table:table-cell office:value-type="string">
            <text:p>Abnormal Shrimp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rustacea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rustaceans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15</text:p>
          </table:table-cell>
          <table:table-cell office:value-type="string">
            <text:p>Amphicyon</text:p>
          </table:table-cell>
          <table:table-cell office:value-type="string">
            <text:p>Bear Dog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Grizzly Bea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18</text:p>
          </table:table-cell>
          <table:table-cell office:value-type="string">
            <text:p>Balaur Bondoc</text:p>
          </table:table-cell>
          <table:table-cell office:value-type="string">
            <text:p>Way of the Dragon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burn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20</text:p>
          </table:table-cell>
          <table:table-cell office:value-type="string">
            <text:p>Anchisaurus</text:p>
          </table:table-cell>
          <table:table-cell office:value-type="string">
            <text:p>Survive the Blast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string">
            <text:p>los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string">
            <text:p>los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Non-limite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EV002</text:p>
          </table:table-cell>
          <table:table-cell office:value-type="string">
            <text:p>Pangea</text:p>
          </table:table-cell>
          <table:table-cell office:value-type="string">
            <text:p>One World</text:p>
          </table:table-cell>
          <table:table-cell office:value-type="string">
            <text:p>Paleontology</text:p>
          </table:table-cell>
          <table:table-cell office:value-type="string">
            <text:p>Paleontology Special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EV001</text:p>
          </table:table-cell>
          <table:table-cell office:value-type="string">
            <text:p>Dinosaur Eggs</text:p>
          </table:table-cell>
          <table:table-cell office:value-type="string">
            <text:p>Eggs In One Basket</text:p>
          </table:table-cell>
          <table:table-cell office:value-type="string">
            <text:p>Paleontology</text:p>
          </table:table-cell>
          <table:table-cell office:value-type="string">
            <text:p>Paleontology Special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string">
            <text:p>Egg</text:p>
          </table:table-cell>
          <table:table-cell office:value-type="float" office:value="2020">
            <text:p>2020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Egg Nebul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</table:table>
      <table:table table:name="Nomenclature" table:style-name="ta1" table:print="false">
        <table:table-column table:style-name="co8" table:number-columns-repeated="7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om</text:p>
          </table:table-cell>
          <table:table-cell office:value-type="string">
            <text:p>Attaque</text:p>
          </table:table-cell>
          <table:table-cell office:value-type="string">
            <text:p>Album</text:p>
          </table:table-cell>
          <table:table-cell office:value-type="string">
            <text:p>Collection</text:p>
          </table:table-cell>
          <table:table-cell office:value-type="string">
            <text:p>Rareté</text:p>
          </table:table-cell>
          <table:table-cell office:value-type="string">
            <text:p>Type</text:p>
          </table:table-cell>
        </table:table-row>
        <table:table-row table:style-name="ro1">
          <table:table-cell office:value-type="string">
            <text:p>Energy</text:p>
          </table:table-cell>
          <table:table-cell office:value-type="string">
            <text:p>Power</text:p>
          </table:table-cell>
          <table:table-cell office:value-type="string">
            <text:p>KeyWord1</text:p>
          </table:table-cell>
          <table:table-cell office:value-type="string">
            <text:p>KeyWord2</text:p>
          </table:table-cell>
          <table:table-cell office:value-type="string">
            <text:p>KeyWord3</text:p>
          </table:table-cell>
          <table:table-cell table:number-columns-repeated="2"/>
        </table:table-row>
        <table:table-row table:style-name="ro1">
          <table:table-cell office:value-type="string">
            <text:p>Attaque1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Filtr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Effet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ultiplier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Durée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7</text:p>
          </table:table-cell>
          <table:table-cell office:value-type="string">
            <text:p>Bannykus</text:p>
          </table:table-cell>
          <table:table-cell office:value-type="string">
            <text:p>Transitional Characteristic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y</text:p>
          </table:table-cell>
          <table:table-cell office:value-type="string">
            <text:p>=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y</text:p>
          </table:table-cell>
          <table:table-cell office:value-type="string">
            <text:p>Non-limited</text:p>
          </table:table-cell>
          <table:table-cell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6</text:p>
          </table:table-cell>
          <table:table-cell office:value-type="string">
            <text:p>Quaternary Extinction Event</text:p>
          </table:table-cell>
          <table:table-cell office:value-type="string">
            <text:p>Diverse Collapse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Quaternary Extinction Even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office:value-type="string">
            <text:p>every albu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20</text:p>
          </table:table-cell>
          <table:table-cell office:value-type="string">
            <text:p>Anchisaurus</text:p>
          </table:table-cell>
          <table:table-cell office:value-type="string">
            <text:p>Survive the Blast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string">
            <text:p>los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/>
          <table:table-cell office:value-type="string">
            <text:p>*la durée est “next turn” donc j'en met 2 puisque à la fin du tour 1 sera décompté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3</text:p>
          </table:table-cell>
          <table:table-cell office:value-type="string">
            <text:p>Dilong</text:p>
          </table:table-cell>
          <table:table-cell office:value-type="string">
            <text:p>Emperor Drago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both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/>
          <table:table-cell office:value-type="string">
            <text:p>*pareil je triche et met 1 tour de lock en plus car c'est en return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2-25">25/02/2026</text:date>, <text:time>21:30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6-02-21T08:01:55.34</meta:creation-date>
    <dc:date>2026-02-25T21:30:24.66</dc:date>
    <meta:editing-duration>PT3H47M10S</meta:editing-duration>
    <meta:editing-cycles>49</meta:editing-cycles>
    <meta:generator>OpenOffice/4.1.14$Win32 OpenOffice.org_project/4114m1$Build-9811</meta:generator>
    <dc:creator>Cecil La</dc:creator>
    <meta:document-statistic meta:table-count="2" meta:cell-count="1954" meta:object-count="0"/>
  </office:meta>
</office:document-meta>
</file>